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<text:a xlink:href="https://www.amazon.es/Raspberry-Modelo-Cortex-A72-1-50GHz-Bluetooth/dp/B0CJ4XHZ4G/ref=sr_1_1_sspa?__mk_es_ES=ÅMÅŽÕÑ&amp;crid=1ULLTESRMC617&amp;dib=eyJ2IjoiMSJ9.IuNOKPIcoES4JZ8NOOeJ3NvhxhLPrQZmPMIEysE54WLj5cQ2CnZJ1TAR6has95-AHFMW7XjF5a8dWOHW4EZAvyeo4Xmtk6Fj0GjRgRhkPH-CoSiecRMqz5JCvcJYbfxNBUeMcaBYaR4fvd-0LFk28x6XO9G-oh_ay71IYRZ30qCjTwVHNkeJuXPkngLjwSkVsWE_iITAWRC6cIFU8gZqq31Q4lbscOQ23GR6QoTpbLIRNcPENAP_UDTVhT7wvZKAKvZyU0HPGAUgJBwNy9faqk_DoWIi_6fz5R2k-ok3wSk.AoL3tDrEU7ozJNRz026VRx7qtsVU4u6_9jqdXcws9F0&amp;dib_tag=se&amp;keywords=raspberry+pi+4&amp;qid=1716896397&amp;s=computers&amp;sprefix=raspberry+pi+4%2Ccomputers%2C98&amp;sr=1-1-spons&amp;sp_csd=d2lkZ2V0TmFtZT1zcF9hdGY&amp;psc=1" xlink:type="simple">https://www.amazon.es/RaspberryPi400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https://www.amazon.es/ESP32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https://www.amazon.es/DHT11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https://www.amazon.es/SensorDeLuz</text:a></text:p>
          </table:table-cell>
        </table:table-row>
        <table:table-row table:style-name="ro1">
          <table:table-cell office:value-type="string" calcext:value-type="string">
            <text:p>Sensor PIR</text:p>
          </table:table-cell>
          <table:table-cell office:value-type="string" calcext:value-type="string">
            <text:p><text:a xlink:href="https://www.amazon.es/AZDelivery-ultrasónico-hc-SR04-telémetro-Raspberry/dp/B07V6BY66P/ref=sr_1_1_sspa?dib=eyJ2IjoiMSJ9.OVOMUkHRuXg_JM8v5-QgpdxREQSODBf2o3JfkZdukGG9NRyzqcWbji3SLNMAyr56VVCmAP-jbhCpDGYayuiiceH5-hrwUpF-ha9dEpukQ0UgDdISSJ_ZMRAjh5uKUhNe4A_HRhf_WHRcJQjdvMt2pcZNoPLq50xx9QVibNmK2uH34ITyZT2d3xtHU91TpWCruq07Us4dSj-SZk6_8948bYZeK6o9LREvyTMgVmb-avHj2GuP4tD2nvR97RyLLejZtMHm9X7xRxjw1Qi6w1Oj4EUhbx4vq5VnzKRzAxQMRp4.gR-8BSsgexgv7D45Rym8K0cUS3w2tCTRI3t86WOf3gk&amp;dib_tag=se&amp;keywords=sensor+pir+arduino&amp;qid=1716896456&amp;sr=8-1-spons&amp;sp_csd=d2lkZ2V0TmFtZT1zcF9hdGY&amp;psc=1" xlink:type="simple">https://www.amazon.es/SensorPIR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<text:a xlink:href="https://www.amazon.es/AZDelivery-pulsador-Módulo-Interruptor-Arduino/dp/B07DPSMRJ6/ref=sr_1_1_sspa?__mk_es_ES=ÅMÅŽÕÑ&amp;crid=225NSS0WSYIRY&amp;dib=eyJ2IjoiMSJ9.He5ruMnKMhlCfkKPsttwuRs8nZLJ93Gcpt3jmhnJY6xwgp2UmxSBCEXA8teLyY4Ll5sNWOY7vXaOjZi9_2I5qsnC9JsUiVFg8aUtwTJTT2oOd6k0jI_Ntt-3O8Qa6EEPaQyfRpZ_lsR6bNuJoykqrsT9RK-bvF9OTk0oNgnBfD2_dMKqmkuTmoSoJ33fFsYUlJcLXVXnMd0DCSYJFxaGPNxRfJpO0izDqk_hk4NCPb4dysVTfJys63fg2pClVpPaX8pU3FVIEqSL9OTZ74tbuq8LM-wj-v9rvpozsib_Etw.HRIbzXn2brT2ytlACpwg954mgGfgvcMDCe5dGYfofVk&amp;dib_tag=se&amp;keywords=boton%2Barduino&amp;qid=1716896509&amp;sprefix=boton%2Barduino%2Caps%2C134&amp;sr=8-1-spons&amp;sp_csd=d2lkZ2V0TmFtZT1zcF9hdGY&amp;th=1" xlink:type="simple">https://www.amazon.es/Botó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<text:a xlink:href="https://www.amazon.es/ARCELI-KY-019-Módulo-Shield-arduino/dp/B07BVXT1ZK/ref=sr_1_5?__mk_es_ES=ÅMÅŽÕÑ&amp;crid=K2Y41VDAZUO0&amp;dib=eyJ2IjoiMSJ9.aLr9rUAXO6XYld128fwZUAIR4z8v1ll7Qka3B8bqKkVWdVXx0eSJMs05Nq9xBvkdAzbkUHzQZHAZSf_tJ-RLd2Fp-l6eRoAFVwEnDYn7NuAY72Oe7cNBHuGmR26uONZ7x6l31zZHl_IHSlEwNqui4OwzpIMF4VI54uD4NIF44fNEp1rPSv-dA7Gu9nHPhV1t98iDeHucK4RvqzQx6pQCzO0CDIF3ZyzaBxOqCnUyN9iipo5RSAOP6_YBDcU5wo5xFwLEb2KWyGOg_nG65yzLAz5xTL4KiIkjbOVoZQeztoQ.scmPjny6zcZmbvsGKMjmO7_bpfu4yg9JAASYkz7-wIU&amp;dib_tag=se&amp;keywords=rele+arduino&amp;qid=1716896568&amp;sprefix=rele+arduino%2Caps%2C113&amp;sr=8-5" xlink:type="simple">https://www.amazon.es/Relé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<text:a xlink:href="https://www.amazon.es/GeeekPi-ventiladores-refrigeraci-silenciosos-ventilador/dp/B0CL41RG93/ref=sr_1_8?__mk_es_ES=ÅMÅŽÕÑ&amp;crid=15PKYPZ2ATUNX&amp;dib=eyJ2IjoiMSJ9.wLP8TSBDPq-cmPMs4d9OIon_OB0hNGVCHG-2__7GbCpJD4wYXB9gvddETVGqZ9ZjFPum3eSQ8IAag8pz0uhIPVpFHXKaSDimw79QCkVcMJeK2EGKqBfyAAQkY9ymRZeLHAMIY1AJM-PCFgD52sG3HZcILEjkHjbDLXC5BzQBoBR7HeVzlaF0aEmbXp73ipeGYP3p6Y4t4fP8TVKT0slTbw4a9-f7N9lZpbY_8YJvSMkpJbCGth5x3Nz9McDQ1IlQsipbdPvXwCkIDfUpuAsnEGpQJzpHIPiRgXDrffZsLnM.IoAhz3moP6dUwewQCooZdgB23yBtvLVxq_kwi4r62vs&amp;dib_tag=se&amp;keywords=ventilador+5v+raspberry&amp;qid=1716896604&amp;sprefix=ventilador+5v+raspberry%2Caps%2C104&amp;sr=8-8" xlink:type="simple">https://www.amazon.es/Ventilador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https://www.amazon.es/LEDRGB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https://www.amazon.es/Servo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https://www.amazon.es/Zumbador</text:a>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https://www.amazon.es/LCD16x2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https://www.amazon.es/Cables</text:a></text:p>
          </table:table-cell>
        </table:table-row>
        <table:table-row table:style-name="ro1">
          <table:table-cell office:value-type="string" calcext:value-type="string">
            <text:p>Alimentación Raspberry</text:p>
          </table:table-cell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https://www.amazon.es/AlimentaciónRaspberry</text:a></text:p>
          </table:table-cell>
        </table:table-row>
        <table:table-row table:style-name="ro1">
          <table:table-cell office:value-type="string" calcext:value-type="string">
            <text:p>Alimentación ESP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https://www.amazon.es/AlimentaciónESP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2:38:52.428420272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4:13:41.851467179</meta:creation-date>
    <dc:date>2024-06-05T12:48:25.867458720</dc:date>
    <meta:editing-duration>PT18M43S</meta:editing-duration>
    <meta:editing-cycles>4</meta:editing-cycles>
    <meta:generator>LibreOffice/6.4.7.2$Linux_X86_64 LibreOffice_project/40$Build-2</meta:generator>
    <meta:document-statistic meta:table-count="1" meta:cell-count="32" meta:object-count="0"/>
  </office:meta>
</office:document-meta>
</file>